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4431in" fo:margin-top="0in" fo:margin-bottom="0in" table:align="center" style:writing-mode="lr-tb"/>
    </style:style>
    <style:style style:name="Table1.A" style:family="table-column">
      <style:table-column-properties style:column-width="1.6007in"/>
    </style:style>
    <style:style style:name="Table1.B" style:family="table-column">
      <style:table-column-properties style:column-width="1.1569in"/>
    </style:style>
    <style:style style:name="Table1.C" style:family="table-column">
      <style:table-column-properties style:column-width="1.2833in"/>
    </style:style>
    <style:style style:name="Table1.D" style:family="table-column">
      <style:table-column-properties style:column-width="1.40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5.4431in" fo:margin-top="0in" fo:margin-bottom="0in" table:align="center" style:writing-mode="lr-tb"/>
    </style:style>
    <style:style style:name="Table2.A" style:family="table-column">
      <style:table-column-properties style:column-width="1.6007in"/>
    </style:style>
    <style:style style:name="Table2.B" style:family="table-column">
      <style:table-column-properties style:column-width="1.1569in"/>
    </style:style>
    <style:style style:name="Table2.C" style:family="table-column">
      <style:table-column-properties style:column-width="1.2833in"/>
    </style:style>
    <style:style style:name="Table2.D" style:family="table-column">
      <style:table-column-properties style:column-width="1.40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5.4431in" fo:margin-top="0in" fo:margin-bottom="0in" table:align="center" style:writing-mode="lr-tb"/>
    </style:style>
    <style:style style:name="Table3.A" style:family="table-column">
      <style:table-column-properties style:column-width="1.6007in"/>
    </style:style>
    <style:style style:name="Table3.B" style:family="table-column">
      <style:table-column-properties style:column-width="1.1569in"/>
    </style:style>
    <style:style style:name="Table3.C" style:family="table-column">
      <style:table-column-properties style:column-width="1.2833in"/>
    </style:style>
    <style:style style:name="Table3.D" style:family="table-column">
      <style:table-column-properties style:column-width="1.4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5.4431in" fo:margin-top="0in" fo:margin-bottom="0in" table:align="center" style:writing-mode="lr-tb"/>
    </style:style>
    <style:style style:name="Table4.A" style:family="table-column">
      <style:table-column-properties style:column-width="1.6007in"/>
    </style:style>
    <style:style style:name="Table4.B" style:family="table-column">
      <style:table-column-properties style:column-width="1.1569in"/>
    </style:style>
    <style:style style:name="Table4.C" style:family="table-column">
      <style:table-column-properties style:column-width="1.2833in"/>
    </style:style>
    <style:style style:name="Table4.D" style:family="table-column">
      <style:table-column-properties style:column-width="1.402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5.4431in" fo:margin-top="0in" fo:margin-bottom="0in" table:align="center" style:writing-mode="lr-tb"/>
    </style:style>
    <style:style style:name="Table5.A" style:family="table-column">
      <style:table-column-properties style:column-width="1.6007in"/>
    </style:style>
    <style:style style:name="Table5.B" style:family="table-column">
      <style:table-column-properties style:column-width="1.1569in"/>
    </style:style>
    <style:style style:name="Table5.C" style:family="table-column">
      <style:table-column-properties style:column-width="1.2833in"/>
    </style:style>
    <style:style style:name="Table5.D" style:family="table-column">
      <style:table-column-properties style:column-width="1.402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paragraph-rsid="00102fee"/>
    </style:style>
    <style:style style:name="P2" style:family="paragraph" style:parent-style-name="Standard">
      <style:text-properties officeooo:rsid="00102fee" officeooo:paragraph-rsid="001207b7"/>
    </style:style>
    <style:style style:name="P3" style:family="paragraph" style:parent-style-name="Standard" style:list-style-name="L1">
      <style:text-properties officeooo:rsid="00102fee" officeooo:paragraph-rsid="00102fee"/>
    </style:style>
    <style:style style:name="P4" style:family="paragraph" style:parent-style-name="Standard" style:list-style-name="L1">
      <style:text-properties officeooo:rsid="00102fee" officeooo:paragraph-rsid="001207b7"/>
    </style:style>
    <style:style style:name="P5" style:family="paragraph" style:parent-style-name="Standard" style:list-style-name="L1">
      <style:text-properties officeooo:rsid="00139db5" officeooo:paragraph-rsid="00139db5"/>
    </style:style>
    <style:style style:name="P6" style:family="paragraph" style:parent-style-name="Standard">
      <style:text-properties officeooo:rsid="00139db5" officeooo:paragraph-rsid="00139db5"/>
    </style:style>
    <style:style style:name="P7" style:family="paragraph" style:parent-style-name="Standard">
      <style:text-properties officeooo:paragraph-rsid="00158de3"/>
    </style:style>
    <style:style style:name="P8" style:family="paragraph" style:parent-style-name="Standard">
      <style:text-properties officeooo:rsid="00158de3" officeooo:paragraph-rsid="00139db5"/>
    </style:style>
    <style:style style:name="P9" style:family="paragraph" style:parent-style-name="Standard" style:list-style-name="L2">
      <style:text-properties officeooo:rsid="0016367c" officeooo:paragraph-rsid="0016367c"/>
    </style:style>
    <style:style style:name="P10" style:family="paragraph" style:parent-style-name="Standard" style:list-style-name="L2">
      <style:text-properties officeooo:rsid="0019d31f" officeooo:paragraph-rsid="001b2f1f"/>
    </style:style>
    <style:style style:name="P11" style:family="paragraph" style:parent-style-name="Standard" style:list-style-name="L3">
      <style:text-properties officeooo:rsid="001b2f1f" officeooo:paragraph-rsid="001b2f1f"/>
    </style:style>
    <style:style style:name="P12" style:family="paragraph" style:parent-style-name="Standard">
      <style:text-properties officeooo:rsid="001baa2d" officeooo:paragraph-rsid="001baa2d"/>
    </style:style>
    <style:style style:name="P13" style:family="paragraph" style:parent-style-name="Standard" style:list-style-name="L3">
      <style:text-properties officeooo:rsid="001baa2d" officeooo:paragraph-rsid="001baa2d"/>
    </style:style>
    <style:style style:name="P14" style:family="paragraph" style:parent-style-name="Standard" style:list-style-name="L4">
      <style:text-properties officeooo:rsid="001baa2d" officeooo:paragraph-rsid="001baa2d"/>
    </style:style>
    <style:style style:name="P15" style:family="paragraph" style:parent-style-name="Standard">
      <style:text-properties officeooo:paragraph-rsid="001baa2d"/>
    </style:style>
    <style:style style:name="P16" style:family="paragraph" style:parent-style-name="Standard">
      <style:text-properties officeooo:rsid="001c5d88" officeooo:paragraph-rsid="001c5d88"/>
    </style:style>
    <style:style style:name="P17" style:family="paragraph" style:parent-style-name="Standard" style:list-style-name="L4">
      <style:text-properties officeooo:rsid="001c5d88" officeooo:paragraph-rsid="001c5d88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102fee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02fee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139db5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158de3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baa2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02fee"/>
    </style:style>
    <style:style style:name="P24" style:family="paragraph" style:parent-style-name="Preformatted_20_Text">
      <style:text-properties officeooo:paragraph-rsid="00102fe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none"/>
    </style:style>
    <style:style style:name="T4" style:family="text">
      <style:text-properties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officeooo:rsid="001207b7"/>
    </style:style>
    <style:style style:name="T6" style:family="text">
      <style:text-properties officeooo:rsid="00158de3"/>
    </style:style>
    <style:style style:name="T7" style:family="text">
      <style:text-properties officeooo:rsid="00183359"/>
    </style:style>
    <style:style style:name="T8" style:family="text">
      <style:text-properties officeooo:rsid="0019a7fd"/>
    </style:style>
    <style:style style:name="T9" style:family="text">
      <style:text-properties officeooo:rsid="001b2f1f"/>
    </style:style>
    <style:style style:name="T10" style:family="text">
      <style:text-properties officeooo:rsid="001bf75a"/>
    </style:style>
    <style:style style:name="T11" style:family="text">
      <style:text-properties officeooo:rsid="001c6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<text:span text:style-name="T2">Source</text:span></text:p>
          </table:table-cell>
          <table:table-cell table:style-name="Table2.A1" office:value-type="string">
            <text:p text:style-name="P19"><text:span text:style-name="T2">ETAP-3</text:span></text:p>
          </table:table-cell>
          <table:table-cell table:style-name="Table2.A1" office:value-type="string">
            <text:p text:style-name="P19"><text:span text:style-name="T2">SMT 1</text:span></text:p>
          </table:table-cell>
          <table:table-cell table:style-name="Table2.A1" office:value-type="string">
            <text:p text:style-name="P19"><text:span text:style-name="T2">SMT 2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8. Он высказался о партии этих шахматистов</text:p>
          </table:table-cell>
          <table:table-cell table:style-name="Table1.A1" office:value-type="string">
            <text:p text:style-name="P18"><text:span text:style-name="T1">He has spoken out about a batch of these chess-players</text:span></text:p>
          </table:table-cell>
          <table:table-cell table:style-name="Table1.A1" office:value-type="string">
            <text:p text:style-name="P18"><text:span text:style-name="hps"><text:span text:style-name="T3">He spoke about the party of these chess players</text:span></text:span></text:p>
          </table:table-cell>
          <table:table-cell table:style-name="Table1.A1" office:value-type="string">
            <text:p text:style-name="P18"><text:span text:style-name="T4">He spoke about the party of these players</text:span></text:p>
            <text:p text:style-name="P23"/>
          </table:table-cell>
        </table:table-row>
      </table:table>
      <text:p text:style-name="P2"/>
      <text:list xml:id="list1014810657244496521" text:style-name="L1">
        <text:list-item>
          <text:p text:style-name="P4">Правильный порядок слов был сохранён всеми переводчиками.</text:p>
        </text:list-item>
        <text:list-item>
          <text:p text:style-name="P3">В целом правиловый переводчик справился идеально: правильное время, точный перевод сказуемого (“высказываться“ – to speak out), правильно переведёно слово “партия”, хоть сам переводчик возможно имел ввиду не шахматную партию, а продуктовую, но <text:span text:style-name="T5">тем не менее.</text:span></text:p>
        </text:list-item>
        <text:list-item>
          <text:p text:style-name="P3">Оба статистических переводчика не <text:span text:style-name="T5">справились со временем, возможно, потому что в обучающей выборке не было дост-но экземпляров формы слова “высказался”. Также само слово “высказался” было переведено не точно (to speak), но с сохранением основного значения. Причина, предполагаю, всё та же. Слово “партия” было переведёно неверно, хоть в контексте и присутствовало слово “шахматистов”. За перевод был взят, вероятно, самый частотный вариант перевода слова “партия” - party. </text:span></text:p>
        </text:list-item>
        <text:list-item>
          <text:p text:style-name="P5">Второй статистический переводчик к общим с первым ошибкам также умудрился потерять смысл слова “шахматистов”, оставив лишь “players”. Такой эффект, <text:span text:style-name="T6">вероятно</text:span>, связан с тем, что в обучающей выборке слово “шахматист”, действительно, переводилось как “player”, но в контексте пресутствовал<text:span text:style-name="T6">и шахматные термины, что позволяло понять, что под “player” имеется ввиду именно “шахматист”. Другое предположение в том, что модель настолько слаба, что не может в one-to-many alignment.</text:span></text:p>
        </text:list-item>
      </text:list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18. Надо бросить курить, а то меня бросит жена</text:p>
          </table:table-cell>
          <table:table-cell table:style-name="Table3.A1" office:value-type="string">
            <text:p text:style-name="P20"><text:span text:style-name="T1">It is necessary to give up smoking, otherwise a wife will give me up</text:span></text:p>
          </table:table-cell>
          <table:table-cell table:style-name="Table3.A1" office:value-type="string">
            <text:p text:style-name="P20"><text:span text:style-name="hps"><text:span text:style-name="T3">It is necessary to stop smoking, or my wife will leave me</text:span></text:span></text:p>
          </table:table-cell>
          <table:table-cell table:style-name="Table3.A1" office:value-type="string">
            <text:p text:style-name="P20"><text:span text:style-name="T1">Need to quit Smoking, and then I'll throw the wife</text:span></text:p>
          </table:table-cell>
        </table:table-row>
      </table:table>
      <text:p text:style-name="P8"/>
      <text:list xml:id="list3873165656415166812" text:style-name="L2">
        <text:list-item>
          <text:p text:style-name="P9">Правиловый переводчик перевёл первое предложение верно. Второй <text:s/><text:span text:style-name="T8">также справился с первым предложением</text:span>, но выбрал <text:span text:style-name="T8">не самый удачный перевод глагола “бросить”, тем не менее приемлемый</text:span>. Послед<text:span text:style-name="T7">ний переводчик также передал смысл верно, но совершил грамматическую ошибку при переведе слова “надо” (не хватает подлежащего “I”).</text:span></text:p>
        </text:list-item>
        <text:list-item>
          <text:p text:style-name="P10">Со вторым предложением правиловый переводчик справился чуть хуже: появился лишний неопределенный артикль “a” перед подлежащим “wife”. <text:span text:style-name="T9">В этом моменте первый статистический переводчик справился лучше, предложив перевод “my wife”, за что можно его отметить. </text:span></text:p>
        </text:list-item>
        <text:list-item>
          <text:p text:style-name="P10"><text:span text:style-name="T9">С конструкцией “а то” первые два переводчика справились, что нельзя сказать о последнем переводчике, который полностью потерял смысл предложения, спутав порядок слов.</text:span></text:p>
        </text:list-item>
      </text:list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1">20. Он ведает всеми бумагами и деньгами.</text:p>
          </table:table-cell>
          <table:table-cell table:style-name="Table4.A1" office:value-type="string">
            <text:p text:style-name="P21"><text:span text:style-name="T1">He manages all papers and money.</text:span></text:p>
          </table:table-cell>
          <table:table-cell table:style-name="Table4.A1" office:value-type="string">
            <text:p text:style-name="P21"><text:span text:style-name="hps"><text:span text:style-name="T3">He knows</text:span></text:span><text:span text:style-name="short_5f_text"><text:span text:style-name="T3"> </text:span></text:span><text:span text:style-name="hps"><text:span text:style-name="T3">all the papers</text:span></text:span><text:span text:style-name="short_5f_text"><text:span text:style-name="T3"> </text:span></text:span><text:span text:style-name="hps"><text:span text:style-name="T3">and money.</text:span></text:span></text:p>
          </table:table-cell>
          <table:table-cell table:style-name="Table4.A1" office:value-type="string">
            <text:p text:style-name="P21"><text:span text:style-name="hps"><text:span text:style-name="T3">He handled all paperwork and money.</text:span></text:span></text:p>
          </table:table-cell>
        </table:table-row>
      </table:table>
      <text:p text:style-name="P7"/>
      <text:list xml:id="list1032603601857576422" text:style-name="L3">
        <text:list-item>
          <text:p text:style-name="P11"><text:soft-page-break/>Сложность предложения в многозначности сказуемого, который к тому же редко употребляем, что составляет проблемы для статистических моделей. Со сказуемым справился правиловый переводчик, в то время как статистические братья перевели его неверно, последний переводчик даже умудрился спутать время.</text:p>
        </text:list-item>
        <text:list-item>
          <text:p text:style-name="P13">С остальной частью предложения первые два переводчик справились хорошо. Последний же переводчик совершил ошибку при переводе слова “бумагами”, предложив вариант “paperwork”, что не удовлетворяет контексту.</text:p>
        </text:list-item>
      </text:list>
      <text:p text:style-name="P12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2">30. Приди он пораньше, мы бы успели на поезд</text:p>
          </table:table-cell>
          <table:table-cell table:style-name="Table5.A1" office:value-type="string">
            <text:p text:style-name="P22"><text:span text:style-name="T1">If he had come earlier we would have been in time on a train</text:span><text:bookmark text:name="_GoBack"/></text:p>
          </table:table-cell>
          <table:table-cell table:style-name="Table5.A1" office:value-type="string">
            <text:p text:style-name="P22"><text:span text:style-name="hps"><text:span text:style-name="T3">Come early, we would have time for the train</text:span></text:span></text:p>
          </table:table-cell>
          <table:table-cell table:style-name="Table5.A1" office:value-type="string">
            <text:p text:style-name="P22"><text:span text:style-name="hps"><text:span text:style-name="T1">He come earlier, we would have time to train</text:span></text:span></text:p>
          </table:table-cell>
        </table:table-row>
      </table:table>
      <text:p text:style-name="P15"/>
      <text:list xml:id="list5649859588099965254" text:style-name="L4">
        <text:list-item>
          <text:p text:style-name="P14">Сложность предложения в неявной <text:s/>условной конструкции: отсутствует слово “если”. С этим не справились <text:s/>статистические переводчики, <text:span text:style-name="T10">потеряв смысл предложения. Правиловый переводчик же верно использовал type 3 conditional.</text:span></text:p>
        </text:list-item>
        <text:list-item>
          <text:p text:style-name="P17">Со словосочетанием “успели на поезд” не справилась ни одна из систем. Ближе всех, на мой взгляд, оказался правиловый переводчик, <text:span text:style-name="T11">который перевёл конструкцию по словам.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hort_5f_text" style:display-name="short_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8T18:37:34.112278839</dc:date>
    <meta:editing-duration>PT1M30S</meta:editing-duration>
    <meta:editing-cycles>1</meta:editing-cycles>
    <meta:document-statistic meta:table-count="5" meta:image-count="0" meta:object-count="0" meta:page-count="2" meta:paragraph-count="31" meta:word-count="541" meta:character-count="3657" meta:non-whitespace-character-count="3152"/>
  </office:meta>
</office:document-meta>
</file>